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margin-top="0in" fo:margin-bottom="0in" loext:contextual-spacing="true" fo:text-indent="-0.25in" style:auto-text-indent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74457665327446937" text:style-name="WWNum1">
        <text:list-item>
          <text:p text:style-name="P2">При условии если юзер не выбрал город, вместо пустого поля лучше сделать “не выбрано” <text:a xlink:type="simple" xlink:href="http://joxi.ru/DmBJgGotaxQMmP" text:style-name="Internet_20_link" text:visited-style-name="Visited_20_Internet_20_Link"><text:span text:style-name="T1">http://joxi.ru/DmBJgGotaxQMmP</text:span></text:a></text:p>
        </text:list-item>
        <text:list-item>
          <text:p text:style-name="P1">Если ставить рандомную сумму в поле “Страховая сумма за пакет” то сумма будет считаться <text:a xlink:type="simple" xlink:href="http://joxi.ru/J2b4xGpi75VBr6" text:style-name="Internet_20_link" text:visited-style-name="Visited_20_Internet_20_Link"><text:span text:style-name="T1">http://joxi.ru/J2b4xGpi75VBr6</text:span></text:a>, но если поставить 0 то сумма считается на много больше <text:a xlink:type="simple" xlink:href="http://joxi.ru/krDqgEVfYx4ymp" text:style-name="Internet_20_link" text:visited-style-name="Visited_20_Internet_20_Link"><text:span text:style-name="T1">http://joxi.ru/krDqgEVfYx4ymp</text:span></text:a></text:p>
        </text:list-item>
        <text:list-item>
          <text:p text:style-name="P1">В списке нету Семипалатинск <text:a xlink:type="simple" xlink:href="http://joxi.ru/VrwYywPiEkW82X" text:style-name="Internet_20_link" text:visited-style-name="Visited_20_Internet_20_Link"><text:span text:style-name="T1">http://joxi.ru/VrwYywPiEkW82X</text:span></text:a> ( <text:span text:style-name="T2">Доставка железнодорожным транспортом </text:span>Зона 1 г. Семипалатинск, в списке зон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61" meta:character-count="460" meta:non-whitespace-character-count="405"/>
    <meta:generator>LibreOfficeDev/5.1.0.3$Linux_X86_64 LibreOffice_project/</meta:generator>
  </office:meta>
</office:document-meta>
</file>